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P3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P4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P5" style:family="paragraph" style:parent-style-name="Footnote">
      <style:paragraph-properties fo:margin-left="0.0984in" fo:margin-right="0in" fo:text-align="justify" style:justify-single-word="false" fo:text-indent="-0.0984in" style:auto-text-indent="false"/>
    </style:style>
    <style:style style:name="P6" style:family="paragraph" style:parent-style-name="No_20_Spacing">
      <style:paragraph-properties fo:margin-top="0in" fo:margin-bottom="0.0555in" style:contextual-spacing="false"/>
    </style:style>
    <style:style style:name="P7" style:family="paragraph" style:parent-style-name="No_20_Spacing">
      <style:paragraph-properties fo:margin-top="0in" fo:margin-bottom="0.0555in" style:contextual-spacing="false" fo:text-align="justify" style:justify-single-word="false"/>
    </style:style>
    <style:style style:name="P8" style:family="paragraph" style:parent-style-name="No_20_Spacing" style:list-style-name="WWNum20">
      <style:paragraph-properties fo:margin-left="0.4957in" fo:margin-right="0in" fo:margin-top="0in" fo:margin-bottom="0.0555in" style:contextual-spacing="false" fo:text-align="justify" style:justify-single-word="false" fo:text-indent="-0.248in" style:auto-text-indent="false"/>
      <style:text-properties fo:color="#808080" loext:opacity="100%"/>
    </style:style>
    <style:style style:name="P9" style:family="paragraph" style:parent-style-name="No_20_Spacing" style:list-style-name="WWNum20">
      <style:paragraph-properties fo:margin-top="0in" fo:margin-bottom="0.0555in" style:contextual-spacing="false" fo:text-align="justify" style:justify-single-word="false"/>
    </style:style>
    <style:style style:name="P10" style:family="paragraph" style:parent-style-name="No_20_Spacing" style:list-style-name="WWNum20">
      <style:paragraph-properties fo:margin-top="0in" fo:margin-bottom="0.0555in" style:contextual-spacing="false" fo:text-align="justify" style:justify-single-word="false"/>
      <style:text-properties fo:color="#808080" loext:opacity="100%"/>
    </style:style>
    <style:style style:name="T1" style:family="text">
      <style:text-properties fo:color="#525252" loext:opacity="100%" style:font-name="Times New Roman" fo:language="pl" fo:country="PL" style:font-weight-complex="bold"/>
    </style:style>
    <style:style style:name="T2" style:family="text">
      <style:text-properties fo:color="#525252" loext:opacity="100%" style:font-name="Times New Roman" fo:language="pl" fo:country="PL" fo:font-weight="bold" style:font-weight-asian="bold"/>
    </style:style>
    <style:style style:name="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T4" style:family="text">
      <style:text-properties fo:font-variant="normal" fo:text-transform="none" fo:color="#808080" loext:opacity="100%" style:font-name="Times New Roman" fo:language="pl" fo:country="PL" fo:font-style="italic" fo:font-weight="bold" style:language-asian="pl" style:country-asian="PL" style:font-style-asian="italic" style:font-weight-asian="bold" style:font-style-complex="italic" style:font-weight-complex="bold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language="pl" fo:country="PL"/>
    </style:style>
    <style:style style:name="T7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style:font-name="Times New Roman"/>
    </style:style>
    <style:style style:name="T10" style:family="text">
      <style:text-properties fo:color="#808080" loext:opacity="100%" style:font-name="Times New Roman" fo:language="pl" fo:country="PL"/>
    </style:style>
    <style:style style:name="T11" style:family="text">
      <style:text-properties fo:color="#808080" loext:opacity="100%" style:font-name="Times New Roman" fo:language="pl" fo:country="PL" fo:font-style="italic" style:font-style-asian="italic" style:font-style-complex="italic"/>
    </style:style>
    <style:style style:name="T12" style:family="text">
      <style:text-properties style:font-name="Calibri" fo:font-size="9pt" fo:language="pl" fo:country="PL" style:font-size-asian="9pt" style:font-name-complex="Calibri1" style:font-size-complex="9pt"/>
    </style:style>
    <style:style style:name="T13" style:family="text">
      <style:text-properties style:font-name="Calibri" fo:font-size="9pt" fo:language="pl" fo:country="PL" fo:background-color="#ffffff" loext:char-shading-value="0" style:font-size-asian="9pt" style:font-name-complex="Calibri1" style:font-size-complex="9pt"/>
    </style:style>
    <style:style style:name="T14" style:family="text">
      <style:text-properties fo:color="#202122" loext:opacity="100%" style:font-name="Calibri" fo:font-size="9pt" fo:language="pl" fo:country="PL" fo:background-color="#ffffff" loext:char-shading-value="0" style:font-size-asian="9pt" style:font-name-complex="Calibri1" style:font-size-complex="9pt"/>
    </style:style>
    <style:style style:name="T15" style:family="text">
      <style:text-properties fo:language="pl" fo:country="P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9">[</text:span><text:span text:style-name="T8">stworzenie efektywnego środowiska wykonawczego:</text:span></text:p>
      <text:list xml:id="list2482852328" text:style-name="WWNum20">
        <text:list-item>
          <text:p text:style-name="P8">wstępne określenie zakresu rozwiązywanych problemów;</text:p>
        </text:list-item>
        <text:list-item>
          <text:p text:style-name="P9"><text:span text:style-name="T8">budowa struktury zespołu projektowego</text:span><text:note text:id="ftn1" text:note-class="footnote"><text:note-citation>1</text:note-citation><text:note-body><text:p text:style-name="P5"><text:span text:style-name="T12">  </text:span><text:span text:style-name="T14">Zespół projektowy – jest to jednostka organizacyjna, powołana na zasadzie specjalizacji przedmiotowej, realizująca projekt pod bezpośrednim nadzorem menedżera projektu. Od pracowników w zespole projektowym zależy powodzenie przedsięwzięcia. Zespoły powołuje się do zrealizowania zadania projektowego, a po jego zakończeniu rozwiązuje (</text:span><text:a xlink:type="simple" xlink:href="https://pl.wikipedia.org/wiki/Zespół_projektowy" text:style-name="Internet_20_link" text:visited-style-name="Visited_20_Internet_20_Link"><text:span text:style-name="Internet_20_link"><text:span text:style-name="T13">https://pl.wikipedia.org/wiki/Zespół_projektowy</text:span></text:span></text:a><text:span text:style-name="T14">, </text:span><text:a xlink:type="simple" xlink:href="https://mfiles.pl/pl/index.php/Zespół_projektowy" text:style-name="Internet_20_link" text:visited-style-name="Visited_20_Internet_20_Link"><text:span text:style-name="Internet_20_link"><text:span text:style-name="T13">https://mfiles.pl/pl/index.php/Zespół_projektowy</text:span></text:span></text:a><text:span text:style-name="T14">).</text:span></text:p></text:note-body></text:note><text:span text:style-name="T8"> (aspekty:wybór instytucjonalnej formy realizacji projektu, </text:span><text:a xlink:type="simple" xlink:href="https://mfiles.pl/pl/index.php/Powołanie" office:target-frame-name="Powołanie" xlink:show="replace" text:style-name="Standard" text:visited-style-name="Standard"><text:span text:style-name="T8">powołanie</text:span></text:a><text:span text:style-name="T8"> kierownictwa projektu i innych organów kierowniczych projektu);</text:span></text:p>
        </text:list-item>
        <text:list-item>
          <text:p text:style-name="P9"><text:span text:style-name="T8"><text:s/></text:span><text:a xlink:type="simple" xlink:href="https://mfiles.pl/pl/index.php/Organizowanie" office:target-frame-name="Organizowanie" xlink:show="replace" text:style-name="Standard" text:visited-style-name="Standard"><text:span text:style-name="T8">organizowanie</text:span></text:a><text:span text:style-name="T8"> pracy zespołu projektu (aspekty: pozyskanie pracowników zespołu projektowego, opracowanie planu pracy zespołu projektowego, zatwierdzenie przez kierownictwo organizacji i planu pracy zespołu projektowego.</text:span></text:p>
        </text:list-item>
        <text:list-item>
          <text:p text:style-name="P9"><text:span text:style-name="T8">Określenie obowiązków i odpowiedzialności pracowników (rola i kompetencje</text:span><text:note text:id="ftn2" text:note-class="footnote"><text:note-citation>2</text:note-citation><text:note-body><text:p text:style-name="P5"><text:span text:style-name="T15"><text:s/></text:span><text:span text:style-name="T14">Charakter pracy w projekcie różni się od obowiązków wykonywanych w ramach trwałej struktury przedsiębiorstwa. Wymaga on specy-ficznych kompetencji od członków zespołu projektowego – występujących w roli wykonawców prac w projekcie lub kierowników projektu. Kompetencje te – zwane projektowymi – stanowi zespół cech danej osoby sprzyjający skutecznej i efektywnej realizacji projektu (tamże).</text:span></text:p></text:note-body></text:note><text:span text:style-name="T8">);</text:span></text:p>
        </text:list-item>
        <text:list-item>
          <text:p text:style-name="P10">zapoznanie zespołu projektowego z metodologią projektowania.</text:p>
        </text:list-item>
      </text:list>
      <text:p text:style-name="P7"><text:span text:style-name="T9">]</text:span><text:span text:style-name="T5"> 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PL Bangkok" svg:font-family="'PL Bangkok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punctuation-wrap="hanging" style:vertical-align="baseline" style:writing-mode="lr-tb"/>
      <style:text-properties style:font-name="PL Bangkok" fo:font-family="'PL Bangkok'" style:font-family-generic="roman" style:font-pitch="variable"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line-height="115%" fo:keep-together="always" fo:keep-with-next="always" style:punctuation-wrap="simple" style:vertical-align="auto"/>
      <style:text-properties fo:color="#4f81bd" loext:opacity="100%" style:font-name="Cambria" fo:font-family="Cambria" style:font-family-generic="roman" style:font-pitch="variable" fo:font-size="11pt" fo:language="pl" fo:country="PL" fo:font-weight="bold" style:font-size-asian="11pt" style:language-asian="en" style:country-asian="US" style:font-weight-asian="bold" style:font-size-complex="11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3" style:display-name="Body Text Indent 3" style:family="paragraph" style:parent-style-name="Standard" style:default-outline-level="">
      <style:paragraph-properties fo:margin-left="0.6898in" fo:margin-right="0in" fo:line-height="150%" fo:text-indent="-0.0984in" style:auto-text-indent="false">
        <style:tab-stops>
          <style:tab-stop style:position="0.9846in"/>
        </style:tab-stops>
      </style:paragraph-properties>
      <style:text-properties fo:language="pl" fo:country="PL"/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 style:punctuation-wrap="simple" style:vertical-align="auto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size-asian="14pt" style:language-asian="en" style:country-asian="US" style:font-size-complex="11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style:punctuation-wrap="simple" style:vertical-align="auto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ormal_20_White" style:display-name="Normal White" style:family="paragraph" style:parent-style-name="Standard" style:default-outline-level="">
      <style:paragraph-properties fo:margin-left="0in" fo:margin-right="0in" fo:margin-top="0in" fo:margin-bottom="0.139in" style:contextual-spacing="false" fo:line-height="115%" fo:text-indent="-0.0327in" style:auto-text-indent="false" style:punctuation-wrap="simple" style:vertical-align="auto"/>
      <style:text-properties fo:color="#ffffff" loext:opacity="100%" style:font-name="Calibri" fo:font-family="Calibri" style:font-family-generic="roman" style:font-pitch="variable" fo:font-size="11pt" fo:language="pl" fo:country="PL" style:font-size-asian="11pt" style:language-asian="en" style:country-asian="US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style:punctuation-wrap="simple" style:vertical-align="auto"/>
      <style:text-properties style:font-name="Times New Roman" fo:font-family="'Times New Roman'" style:font-family-generic="roman" style:font-pitch="variable" fo:language="pl" fo:country="P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Nagłówek_20_3_20_Znak" style:display-name="Nagłówek 3 Znak" style:family="text">
      <style:text-properties fo:color="#4f81bd" loext:opacity="100%" style:font-name="Cambria" fo:font-family="Cambria" style:font-family-generic="roman" style:font-pitch="variable" fo:font-size="11pt" fo:font-weight="bold" style:font-size-asian="11pt" style:language-asian="en" style:country-asian="US" style:font-weight-asian="bold" style:font-size-complex="11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size-asian="8pt" style:language-asian="en" style:country-asian="US" style:font-size-complex="24pt" style:font-weight-complex="bold"/>
    </style:style>
    <style:style style:name="Nagłówek_20_2_20_Znak" style:display-name="Nagłówek 2 Znak" style:family="text">
      <style:text-properties style:font-name="Calibri Light" fo:font-family="'Calibri Light'" style:font-family-generic="roman" style:font-pitch="variable" fo:font-size="14pt" fo:language="en" fo:country="GB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ekst_20_przypisu_20_dolnego_20_Znak" style:display-name="Tekst przypisu dolnego Znak" style:family="text">
      <style:text-properties style:font-name="PL Bangkok" fo:font-family="'PL Bangkok'" style:font-family-generic="roman" style:font-pitch="variable" fo:language="en" fo:country="GB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807in" fo:text-indent="-0.1972in" fo:margin-left="1.2807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text:list-tab-stop-position="1.6898in" fo:text-indent="-0.25in" fo:margin-left="1.6898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1898in" fo:text-indent="-0.25in" fo:margin-left="2.1898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.6898in" fo:text-indent="-0.25in" fo:margin-left="2.6898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text:list-tab-stop-position="3.1898in" fo:text-indent="-0.25in" fo:margin-left="3.1898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.6898in" fo:text-indent="-0.25in" fo:margin-left="3.6898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4.1898in" fo:text-indent="-0.25in" fo:margin-left="4.1898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text:list-tab-stop-position="4.6898in" fo:text-indent="-0.25in" fo:margin-left="4.6898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5.1898in" fo:text-indent="-0.25in" fo:margin-left="5.189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8862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3862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862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386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8862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3862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8862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88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25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2882in" fo:margin-left="-0.0035in" fo:margin-top="0in" fo:margin-bottom="0in" table:align="left" style:writing-mode="lr-tb"/>
    </style:style>
    <style:style style:name="Table1.A" style:family="table-column">
      <style:table-column-properties style:column-width="1.8722in"/>
    </style:style>
    <style:style style:name="Table1.C" style:family="table-column">
      <style:table-column-properties style:column-width="0.7868in"/>
    </style:style>
    <style:style style:name="Table1.D" style:family="table-column">
      <style:table-column-properties style:column-width="1.4694in"/>
    </style:style>
    <style:style style:name="Table1.E" style:family="table-column">
      <style:table-column-properties style:column-width="1.2875in"/>
    </style:style>
    <style:style style:name="Table1.1" style:family="table-row">
      <style:table-row-properties style:row-height="0.2958in" fo:keep-together="auto"/>
    </style:style>
    <style:style style:name="Table1.A1" style:family="table-cell">
      <style:table-cell-properties style:vertical-align="middle" fo:padding-left="0.0035in" fo:padding-right="0.0035in" fo:padding-top="0in" fo:padding-bottom="0in" fo:border="0.5pt solid #000000"/>
    </style:style>
    <style:style style:name="Table1.2" style:family="table-row">
      <style:table-row-properties style:min-row-height="0.2049in" fo:keep-together="auto"/>
    </style:style>
    <style:style style:name="Table1.C3" style:family="table-cell">
      <style:table-cell-properties fo:padding-left="0.0035in" fo:padding-right="0.0035in" fo:padding-top="0in" fo:padding-bottom="0in" fo:border="0.5pt solid #000000"/>
    </style:style>
    <style:style style:name="Table1.D4" style:family="table-cell">
      <style:table-cell-properties fo:padding-left="0.0035in" fo:padding-right="0.0035in" fo:padding-top="0in" fo:padding-bottom="0in" fo:border="0.5pt solid #000000"/>
    </style:style>
    <style:style style:name="MP1" style:family="paragraph" style:parent-style-name="Standard">
      <style:text-properties style:font-name="Times New Roman" fo:font-size="11pt" style:font-size-asian="11pt" style:font-size-complex="11pt"/>
    </style:style>
    <style:style style:name="MP2" style:family="paragraph" style:parent-style-name="Document_20_Title">
      <style:paragraph-properties fo:text-align="start" style:justify-single-word="false" fo:orphans="0" fo:widows="0"/>
      <style:text-properties fo:font-size="11pt" style:font-size-asian="11pt"/>
    </style:style>
    <style:style style:name="MP3" style:family="paragraph" style:parent-style-name="Standard">
      <style:paragraph-properties fo:orphans="0" fo:widows="0"/>
      <style:text-properties fo:font-size="11pt" style:font-size-asian="11pt" style:font-size-complex="11pt"/>
    </style:style>
    <style:style style:name="MP4" style:family="paragraph" style:parent-style-name="Header">
      <style:paragraph-properties fo:orphans="0" fo:widows="0"/>
      <style:text-properties style:font-name="Times New Roman" fo:font-size="11pt" style:font-size-asian="11pt" style:font-size-complex="11pt"/>
    </style:style>
    <style:style style:name="MT1" style:family="text">
      <style:text-properties fo:color="#525252" loext:opacity="100%" style:font-name="Times New Roman" fo:language="pl" fo:country="PL" style:font-weight-complex="bold"/>
    </style:style>
    <style:style style:name="MT2" style:family="text">
      <style:text-properties fo:color="#525252" loext:opacity="100%" style:font-name="Times New Roman" fo:language="pl" fo:country="PL" fo:font-weight="bold" style:font-weight-asian="bold"/>
    </style:style>
    <style:style style:name="MT3" style:family="text">
      <style:text-properties fo:font-variant="normal" fo:text-transform="none" fo:color="#808080" loext:opacity="100%" style:font-name="Times New Roman" fo:language="pl" fo:country="PL" fo:font-weight="bold" style:language-asian="pl" style:country-asian="PL" style:font-weight-asian="bold" style:font-weight-complex="bold"/>
    </style:style>
    <style:style style:name="MT4" style:family="text">
      <style:text-properties fo:font-variant="normal" fo:text-transform="none" fo:color="#808080" loext:opacity="100%" style:font-name="Times New Roman" fo:language="pl" fo:country="PL" fo:font-style="italic" fo:font-weight="bold" style:language-asian="pl" style:country-asian="PL" style:font-style-asian="italic" style:font-weight-asian="bold" style:font-style-complex="italic" style:font-weight-complex="bold"/>
    </style:style>
    <style:style style:name="MT5" style:family="text">
      <style:text-properties style:font-name="Times New Roman" fo:language="pl" fo:country="PL"/>
    </style:style>
    <style:style style:name="MT6" style:family="text">
      <style:text-properties style:font-name="Times New Roman" fo:language="pl" fo:country="PL" fo:font-style="italic" fo:font-weight="bold" style:font-style-asian="italic" style:font-weight-asian="bold" style:font-style-complex="italic" style:font-weight-complex="bold"/>
    </style:style>
    <style:style style:name="MT7" style:family="text">
      <style:text-properties style:font-name="Times New Roman"/>
    </style:style>
    <style:style style:name="MT8" style:family="text">
      <style:text-properties fo:color="#808080" loext:opacity="100%" style:font-name="Times New Roman" fo:language="pl" fo:country="PL"/>
    </style:style>
    <style:page-layout style:name="Mpm1">
      <style:page-layout-properties fo:page-width="8.2681in" fo:page-height="11.6929in" style:num-format="1" style:print-orientation="portrait" fo:margin-top="0.492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2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table:number-columns-spanned="5" office:value-type="string">
              <text:p text:style-name="MP2"><text:span text:style-name="MT1"><text:s/>Dokumentacja PROJEKTu</text:span><text:span text:style-name="MT2"> <text:s text:c="2"/></text:span><text:span text:style-name="MT3">[</text:span><text:span text:style-name="MT4">nazwa projektu</text:span><text:span text:style-name="MT3">]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5" office:value-type="string">
              <text:p text:style-name="MP3"><text:span text:style-name="MT5"><text:s/>Dokument: <text:s/></text:span><text:span text:style-name="MT6">PS_02</text:span><text:span text:style-name="MT5"> Efektywne środowisko projektow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1" table:number-columns-spanned="2" office:value-type="string">
              <text:p text:style-name="MP3"><text:span text:style-name="MT5"><text:s/></text:span><text:span text:style-name="MT7">Etap projektu:</text:span><text:span text:style-name="MT8"> </text:span><text:span text:style-name="MT5">organizacyjny</text:span></text:p>
            </table:table-cell>
            <table:covered-table-cell/>
            <table:table-cell table:style-name="Table1.C3" table:number-columns-spanned="3" office:value-type="string">
              <text:p text:style-name="MP3"><text:span text:style-name="MT5"><text:s/>Faza:</text:span><text:span text:style-name="MT8"> </text:span><text:span text:style-name="MT5">definicji</text:span></text:p>
            </table:table-cell>
            <table:covered-table-cell/>
            <table:covered-table-cell/>
          </table:table-row>
          <table:table-row table:style-name="Table1.2">
            <table:table-cell table:style-name="Table1.A1" table:number-columns-spanned="3" office:value-type="string">
              <text:p text:style-name="MP3"><text:span text:style-name="MT5"><text:s/>Zespół/Autor:</text:span><text:span text:style-name="MT8"> Patryk Kaniewski, Wojciech Złomek</text:span></text:p>
            </table:table-cell>
            <table:covered-table-cell/>
            <table:covered-table-cell/>
            <table:table-cell table:style-name="Table1.D4" table:number-columns-spanned="2" office:value-type="string">
              <text:p text:style-name="MP3"><text:span text:style-name="MT5"><text:s/></text:span><text:span text:style-name="MT7">Zatwierdził: </text:span><text:span text:style-name="MT8">Jan Smuga</text:span></text:p>
            </table:table-cell>
            <table:covered-table-cell/>
          </table:table-row>
          <table:table-row table:style-name="Table1.2">
            <table:table-cell table:style-name="Table1.A1" office:value-type="string">
              <text:p text:style-name="MP3"><text:span text:style-name="MT7"><text:s/>Wersja dokumentu: </text:span><text:span text:style-name="MT8">1.0</text:span></text:p>
            </table:table-cell>
            <table:table-cell table:style-name="Table1.A1" office:value-type="string">
              <text:p text:style-name="MP3"><text:span text:style-name="MT5"><text:s/>Data:</text:span><text:span text:style-name="MT8"> 2020-03-04</text:span></text:p>
            </table:table-cell>
            <table:table-cell table:style-name="Table1.A1" table:number-columns-spanned="2" office:value-type="string">
              <text:p text:style-name="MP3"><text:span text:style-name="MT7"><text:s/>Status: </text:span><text:span text:style-name="MT8">roboczy</text:span></text:p>
            </table:table-cell>
            <table:covered-table-cell/>
            <table:table-cell table:style-name="Table1.A1" office:value-type="string">
              <text:p text:style-name="MP4"><text:s/>Strona: <text:page-number text:select-page="current">1</text:page-number><text:s/>z <text:page-count>1</text:page-count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IwP - Szablon PS</dc:title>
    <meta:initial-creator>Marian Urbanek</meta:initial-creator>
    <dc:creator>Patryk Kaniewski</dc:creator>
    <meta:editing-cycles>14</meta:editing-cycles>
    <meta:print-date>2007-01-15T02:16:00</meta:print-date>
    <meta:creation-date>2021-02-19T13:20:00</meta:creation-date>
    <dc:date>2021-03-04T13:31:21.839405223</dc:date>
    <meta:editing-duration>PT1H43M54S</meta:editing-duration>
    <meta:generator>LibreOffice/7.1.0.3$Linux_X86_64 LibreOffice_project/10$Build-3</meta:generator>
    <meta:document-statistic meta:table-count="1" meta:image-count="0" meta:object-count="0" meta:page-count="1" meta:paragraph-count="19" meta:word-count="190" meta:character-count="1736" meta:non-whitespace-character-count="1548"/>
    <meta:user-defined meta:name="AppVersion">16.0000</meta:user-defined>
    <meta:user-defined meta:name="Company">MIrek</meta:user-defined>
    <meta:user-defined meta:name="ContentTypeId">0x010100466C91FDDFF32D43B8D20F1C98F878B8</meta:user-defined>
    <meta:template xlink:type="simple" xlink:actuate="onRequest" xlink:title="Normal" xlink:href=""/>
  </office:meta>
</office:document-meta>
</file>